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819in"/>
    </style:style>
    <style:style style:name="co10" style:family="table-column">
      <style:table-column-properties fo:break-before="auto" style:column-width="1.3681in"/>
    </style:style>
    <style:style style:name="co11" style:family="table-column">
      <style:table-column-properties fo:break-before="auto" style:column-width="1.2244in"/>
    </style:style>
    <style:style style:name="co12" style:family="table-column">
      <style:table-column-properties fo:break-before="auto" style:column-width="1.4299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9161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348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20" style:family="table-column">
      <style:table-column-properties fo:break-before="auto" style:column-width="1.245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4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ce31"/>
        <table:table-column table:style-name="co14" table:default-cell-style-name="Default"/>
        <table:table-column table:style-name="co7" table:default-cell-style-name="Default"/>
        <table:table-column table:style-name="co13" table:default-cell-style-name="ce31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ce31"/>
        <table:table-column table:style-name="co20" table:default-cell-style-name="ce31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8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</table:table-row>
        <table:table-row table:style-name="ro6">
          <table:table-cell table:style-name="ce7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7"/>
          <table:covered-table-cell table:style-name="ce119"/>
          <table:covered-table-cell table:number-columns-repeated="5" table:style-name="ce7"/>
          <table:covered-table-cell table:style-name="ce119"/>
          <table:covered-table-cell table:number-columns-repeated="2" table:style-name="ce7"/>
          <table:covered-table-cell table:style-name="ce119"/>
          <table:covered-table-cell table:number-columns-repeated="7" table:style-name="ce7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60.589428052203" calcext:value-type="float">
            <text:p>560.589428052203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64.66666666667" calcext:value-type="float">
            <text:p>5064.66666666667</text:p>
          </table:table-cell>
          <table:table-cell office:value-type="float" office:value="55485.7730643322" calcext:value-type="float">
            <text:p>55485.7730643322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60.52312522067" calcext:value-type="float">
            <text:p>560.52312522067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9.827072796118" calcext:value-type="float">
            <text:p>559.82707279611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65.3666986386" calcext:value-type="float">
            <text:p>55565.3666986386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3.51761025695" calcext:value-type="float">
            <text:p>1233.51761025695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60.838247098664" calcext:value-type="float">
            <text:p>560.83824709866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560.3333333333" calcext:value-type="float">
            <text:p>25560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61.581681688028" calcext:value-type="float">
            <text:p>561.581681688028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3.01110592463" calcext:value-type="float">
            <text:p>1233.01110592463</text:p>
          </table:table-cell>
          <table:table-cell office:value-type="float" office:value="680.103672762146" calcext:value-type="float">
            <text:p>680.103672762146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29.823230295905" calcext:value-type="float">
            <text:p>429.823230295905</text:p>
          </table:table-cell>
          <table:table-cell office:value-type="float" office:value="562.301069602232" calcext:value-type="float">
            <text:p>562.301069602232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47.1082063976" calcext:value-type="float">
            <text:p>55547.1082063976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643" calcext:value-type="float">
            <text:p>2564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61.219671808191" calcext:value-type="float">
            <text:p>561.21967180819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73.7073655573" calcext:value-type="float">
            <text:p>55573.707365557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61.64798451956" calcext:value-type="float">
            <text:p>561.6479845195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3.097736249444" calcext:value-type="float">
            <text:p>683.097736249444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9.402438734056" calcext:value-type="float">
            <text:p>429.402438734056</text:p>
          </table:table-cell>
          <table:table-cell office:value-type="float" office:value="559.288456305524" calcext:value-type="float">
            <text:p>559.28845630552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61.219671808191" calcext:value-type="float">
            <text:p>561.219671808191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73.7073655573" calcext:value-type="float">
            <text:p>55573.7073655573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477.6666666667" calcext:value-type="float">
            <text:p>25477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61.64798451956" calcext:value-type="float">
            <text:p>561.6479845195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1" calcext:value-type="float">
            <text:p>11461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711" calcext:value-type="float">
            <text:p>10711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544.36590190409" calcext:value-type="float">
            <text:p>7544.3659019040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28.981647172207" calcext:value-type="float">
            <text:p>428.981647172207</text:p>
          </table:table-cell>
          <table:table-cell office:value-type="float" office:value="559.288456305524" calcext:value-type="float">
            <text:p>559.288456305524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" calcext:value-type="float">
            <text:p>5074</text:p>
          </table:table-cell>
          <table:table-cell office:value-type="float" office:value="55556.2374525181" calcext:value-type="float">
            <text:p>55556.2374525181</text:p>
          </table:table-cell>
          <table:table-cell office:value-type="float" office:value="11464" calcext:value-type="float">
            <text:p>11464</text:p>
          </table:table-cell>
          <table:table-cell office:value-type="float" office:value="108159.438274138" calcext:value-type="float">
            <text:p>108159.438274138</text:p>
          </table:table-cell>
          <table:table-cell office:value-type="float" office:value="1232.65685231873" calcext:value-type="float">
            <text:p>1232.65685231873</text:p>
          </table:table-cell>
          <table:table-cell office:value-type="float" office:value="686.091799736743" calcext:value-type="float">
            <text:p>686.091799736743</text:p>
          </table:table-cell>
          <table:table-cell office:value-type="float" office:value="1273" calcext:value-type="float">
            <text:p>127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0.00422527614576339" calcext:value-type="float">
            <text:p>0.004225276145763</text:p>
          </table:table-cell>
          <table:table-cell table:style-name="ce13" table:formula="of:=[.B20]" office:value-type="percentage" office:value="0.00422527614576339" calcext:value-type="percentage">
            <text:p>0.42%</text:p>
          </table:table-cell>
          <table:table-cell table:style-name="ce112" table:number-columns-repeated="4"/>
          <table:table-cell table:style-name="ce112" table:formula="of:=([.H4]-[.H7])/[.H4]" office:value-type="float" office:value="0.00403938071487952" calcext:value-type="float">
            <text:p>0.00403938071488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7])/[.N4]" office:value-type="float" office:value="0" calcext:value-type="float">
            <text:p>0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7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7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0.00404023319953233" calcext:value-type="float">
            <text:p>0.004040233199532</text:p>
          </table:table-cell>
          <table:table-cell table:style-name="ce13" table:formula="of:=[.B21]" office:value-type="percentage" office:value="0.00404023319953233" calcext:value-type="percentage">
            <text:p>0.40%</text:p>
          </table:table-cell>
          <table:table-cell table:style-name="ce112" table:number-columns-repeated="4"/>
          <table:table-cell table:style-name="ce112" table:formula="of:=([.H4]-[.H8])/[.H4]" office:value-type="float" office:value="0.00726049459684118" calcext:value-type="float">
            <text:p>0.007260494596841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8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8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0.00432417087288564" calcext:value-type="float">
            <text:p>0.004324170872886</text:p>
          </table:table-cell>
          <table:table-cell table:style-name="ce13" table:formula="of:=[.B22]" office:value-type="percentage" office:value="0.00432417087288564" calcext:value-type="percentage">
            <text:p>0.43%</text:p>
          </table:table-cell>
          <table:table-cell table:style-name="ce112" table:number-columns-repeated="4"/>
          <table:table-cell table:style-name="ce112" table:formula="of:=([.H4]-[.H9])/[.H4]" office:value-type="float" office:value="0.010481608478803" calcext:value-type="float">
            <text:p>0.010481608478803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9])/[.U4]" office:value-type="float" office:value="0.0138373079548541" calcext:value-type="float">
            <text:p>0.013837307954854</text:p>
          </table:table-cell>
          <table:table-cell table:style-name="ce112"/>
          <table:table-cell table:style-name="ce112" table:formula="of:=([.W4]-[.W9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0.00444287243477756" calcext:value-type="float">
            <text:p>0.004442872434778</text:p>
          </table:table-cell>
          <table:table-cell table:style-name="ce13" table:formula="of:=[.B23]" office:value-type="percentage" office:value="0.00444287243477756" calcext:value-type="percentage">
            <text:p>0.44%</text:p>
          </table:table-cell>
          <table:table-cell table:style-name="ce112" table:number-columns-repeated="4"/>
          <table:table-cell table:style-name="ce112" table:formula="of:=([.H4]-[.H10])/[.H4]" office:value-type="float" office:value="0.010481608478803" calcext:value-type="float">
            <text:p>0.010481608478803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0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0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0.00389603307872261" calcext:value-type="float">
            <text:p>0.003896033078723</text:p>
          </table:table-cell>
          <table:table-cell table:style-name="ce13" table:formula="of:=[.B24]" office:value-type="percentage" office:value="0.00389603307872261" calcext:value-type="percentage">
            <text:p>0.39%</text:p>
          </table:table-cell>
          <table:table-cell table:style-name="ce112" table:number-columns-repeated="4"/>
          <table:table-cell table:style-name="ce112" table:formula="of:=([.H4]-[.H11])/[.H4]" office:value-type="float" office:value="0.00403938071487952" calcext:value-type="float">
            <text:p>0.00403938071488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1])/[.U4]" office:value-type="float" office:value="0.0142422439458259" calcext:value-type="float">
            <text:p>0.014242243945826</text:p>
          </table:table-cell>
          <table:table-cell table:style-name="ce112"/>
          <table:table-cell table:style-name="ce112" table:formula="of:=([.W4]-[.W11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0.00503055461625385" calcext:value-type="float">
            <text:p>0.005030554616254</text:p>
          </table:table-cell>
          <table:table-cell table:style-name="ce13" table:formula="of:=[.B25]" office:value-type="percentage" office:value="0.00503055461625385" calcext:value-type="percentage">
            <text:p>0.50%</text:p>
          </table:table-cell>
          <table:table-cell table:style-name="ce112" table:number-columns-repeated="4"/>
          <table:table-cell table:style-name="ce112" table:formula="of:=([.H4]-[.H12])/[.H4]" office:value-type="float" office:value="0.010481608478803" calcext:value-type="float">
            <text:p>0.010481608478803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2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2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0.00382263691051819" calcext:value-type="float">
            <text:p>0.003822636910518</text:p>
          </table:table-cell>
          <table:table-cell table:style-name="ce13" table:formula="of:=[.B26]" office:value-type="percentage" office:value="0.00382263691051819" calcext:value-type="percentage">
            <text:p>0.38%</text:p>
          </table:table-cell>
          <table:table-cell table:style-name="ce112" table:number-columns-repeated="4"/>
          <table:table-cell table:style-name="ce112" table:formula="of:=([.H4]-[.H13])/[.H4]" office:value-type="float" office:value="0.000818266832917706" calcext:value-type="float">
            <text:p>0.000818266832918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3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3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0.00441018984805979" calcext:value-type="float">
            <text:p>0.00441018984806</text:p>
          </table:table-cell>
          <table:table-cell table:style-name="ce13" table:formula="of:=[.B27]" office:value-type="percentage" office:value="0.00441018984805979" calcext:value-type="percentage">
            <text:p>0.44%</text:p>
          </table:table-cell>
          <table:table-cell table:style-name="ce112" table:number-columns-repeated="4"/>
          <table:table-cell table:style-name="ce112" table:formula="of:=([.H4]-[.H14])/[.H4]" office:value-type="float" office:value="0.010481608478803" calcext:value-type="float">
            <text:p>0.010481608478803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4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4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0.00444287243477756" calcext:value-type="float">
            <text:p>0.004442872434778</text:p>
          </table:table-cell>
          <table:table-cell table:style-name="ce13" table:formula="of:=[.B28]" office:value-type="percentage" office:value="0.00444287243477756" calcext:value-type="percentage">
            <text:p>0.44%</text:p>
          </table:table-cell>
          <table:table-cell table:style-name="ce112" table:number-columns-repeated="4"/>
          <table:table-cell table:style-name="ce112" table:formula="of:=([.H4]-[.H15])/[.H4]" office:value-type="float" office:value="0.010481608478803" calcext:value-type="float">
            <text:p>0.01048160847880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5])/[.U4]" office:value-type="float" office:value="0.0145254597562471" calcext:value-type="float">
            <text:p>0.014525459756247</text:p>
          </table:table-cell>
          <table:table-cell table:style-name="ce112"/>
          <table:table-cell table:style-name="ce112" table:formula="of:=([.W4]-[.W15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0.00444287243477758" calcext:value-type="float">
            <text:p>0.004442872434778</text:p>
          </table:table-cell>
          <table:table-cell table:style-name="ce13" table:formula="of:=[.B29]" office:value-type="percentage" office:value="0.00444287243477758" calcext:value-type="percentage">
            <text:p>0.44%</text:p>
          </table:table-cell>
          <table:table-cell table:style-name="ce112" table:number-columns-repeated="4"/>
          <table:table-cell table:style-name="ce112" table:formula="of:=([.H4]-[.H16])/[.H4]" office:value-type="float" office:value="0.010481608478803" calcext:value-type="float">
            <text:p>0.010481608478803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6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6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0.00462791538100862" calcext:value-type="float">
            <text:p>0.004627915381009</text:p>
          </table:table-cell>
          <table:table-cell table:style-name="ce13" table:formula="of:=[.B30]" office:value-type="percentage" office:value="0.00462791538100862" calcext:value-type="percentage">
            <text:p>0.46%</text:p>
          </table:table-cell>
          <table:table-cell table:style-name="ce112" table:number-columns-repeated="4"/>
          <table:table-cell table:style-name="ce112" table:formula="of:=([.H4]-[.H17])/[.H4]" office:value-type="float" office:value="0.00726049459684118" calcext:value-type="float">
            <text:p>0.007260494596841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0.00113299633955029" calcext:value-type="float">
            <text:p>0.00113299633955</text:p>
          </table:table-cell>
          <table:table-cell table:style-name="ce112"/>
          <table:table-cell table:style-name="ce112" table:formula="of:=([.U4]-[.U17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7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499787202953605" calcext:value-type="float">
            <text:p>0.004997872029536</text:p>
          </table:table-cell>
          <table:table-cell table:style-name="ce13" table:formula="of:=[.B31]" office:value-type="percentage" office:value="0.00499787202953605" calcext:value-type="percentage">
            <text:p>0.50%</text:p>
          </table:table-cell>
          <table:table-cell table:style-name="ce112" table:number-columns-repeated="4"/>
          <table:table-cell table:style-name="ce112" table:formula="of:=([.H4]-[.H18])/[.H4]" office:value-type="float" office:value="0.010481608478803" calcext:value-type="float">
            <text:p>0.010481608478803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0.000871535645807914" calcext:value-type="float">
            <text:p>0.000871535645808</text:p>
          </table:table-cell>
          <table:table-cell table:style-name="ce112"/>
          <table:table-cell table:style-name="ce112" table:formula="of:=([.U4]-[.U18])/[.U4]" office:value-type="float" office:value="0.0145254597562473" calcext:value-type="float">
            <text:p>0.014525459756247</text:p>
          </table:table-cell>
          <table:table-cell table:style-name="ce112"/>
          <table:table-cell table:style-name="ce112" table:formula="of:=([.W4]-[.W18])/[.W4]" office:value-type="float" office:value="0" calcext:value-type="float">
            <text:p>0</text:p>
          </table:table-cell>
          <table:table-cell table:style-name="ce112" table:number-columns-repeated="2"/>
        </table:table-row>
        <table:table-row table:style-name="ro6">
          <table:table-cell table:style-name="ce7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8"/>
          <table:covered-table-cell table:style-name="ce119"/>
          <table:covered-table-cell table:number-columns-repeated="5" table:style-name="ce18"/>
          <table:covered-table-cell table:style-name="ce119"/>
          <table:covered-table-cell table:number-columns-repeated="2" table:style-name="ce18"/>
          <table:covered-table-cell table:style-name="ce119"/>
          <table:covered-table-cell table:number-columns-repeated="7" table:style-name="ce18"/>
          <table:covered-table-cell table:number-columns-repeated="2" table:style-name="ce11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045432701896968" calcext:value-type="float">
            <text:p>-0.004543270189697</text:p>
          </table:table-cell>
          <table:table-cell table:style-name="ce13" table:formula="of:=[.B33]*(-1)" office:value-type="percentage" office:value="0.0045432701896968" calcext:value-type="percentage">
            <text:p>0.45%</text:p>
          </table:table-cell>
          <table:table-cell table:style-name="ce112" table:formula="of:=([.D3]-[.D7])/[.D3]" office:value-type="float" office:value="-0.00780955965374483" calcext:value-type="float">
            <text:p>-0.007809559653745</text:p>
          </table:table-cell>
          <table:table-cell table:style-name="ce112" table:formula="of:=([.E3]-[.E7])/[.E3]" office:value-type="float" office:value="0" calcext:value-type="float">
            <text:p>0</text:p>
          </table:table-cell>
          <table:table-cell table:style-name="ce112" table:formula="of:=([.F3]-[.F7])/[.F3]" office:value-type="float" office:value="0" calcext:value-type="float">
            <text:p>0</text:p>
          </table:table-cell>
          <table:table-cell table:style-name="ce112" table:formula="of:=([.G3]-[.G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7])/[.K3]" office:value-type="float" office:value="0.00135092045002557" calcext:value-type="float">
            <text:p>0.001350920450026</text:p>
          </table:table-cell>
          <table:table-cell table:style-name="ce112" table:formula="of:=([.L3]-[.L7])/[.L3]" office:value-type="float" office:value="-0.0278735286763437" calcext:value-type="float">
            <text:p>-0.027873528676344</text:p>
          </table:table-cell>
          <table:table-cell table:style-name="ce112" table:formula="of:=([.M3]-[.M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0369929977539972" calcext:value-type="float">
            <text:p>-0.0036992997754</text:p>
          </table:table-cell>
          <table:table-cell table:style-name="ce112" table:formula="of:=([.R3]-[.R7])/[.R3]" office:value-type="float" office:value="-0.0145304367526468" calcext:value-type="float">
            <text:p>-0.014530436752647</text:p>
          </table:table-cell>
          <table:table-cell table:style-name="ce112"/>
          <table:table-cell table:style-name="ce112" table:formula="of:=([.T3]-[.T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7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0475873354050643" calcext:value-type="float">
            <text:p>-0.004758733540506</text:p>
          </table:table-cell>
          <table:table-cell table:style-name="ce13" table:formula="of:=[.B34]*(-1)" office:value-type="percentage" office:value="0.00475873354050643" calcext:value-type="percentage">
            <text:p>0.48%</text:p>
          </table:table-cell>
          <table:table-cell table:style-name="ce112" table:formula="of:=([.D3]-[.D8])/[.D3]" office:value-type="float" office:value="-0.00780955965374483" calcext:value-type="float">
            <text:p>-0.007809559653745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0" calcext:value-type="float">
            <text:p>0</text:p>
          </table:table-cell>
          <table:table-cell table:style-name="ce112" table:formula="of:=([.G3]-[.G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8])/[.K3]" office:value-type="float" office:value="0.00135092045002584" calcext:value-type="float">
            <text:p>0.001350920450026</text:p>
          </table:table-cell>
          <table:table-cell table:style-name="ce112" table:formula="of:=([.L3]-[.L8])/[.L3]" office:value-type="float" office:value="-0.0277519585539015" calcext:value-type="float">
            <text:p>-0.027751958553902</text:p>
          </table:table-cell>
          <table:table-cell table:style-name="ce112" table:formula="of:=([.M3]-[.M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0554894966309949" calcext:value-type="float">
            <text:p>-0.005548949663099</text:p>
          </table:table-cell>
          <table:table-cell table:style-name="ce112" table:formula="of:=([.R3]-[.R8])/[.R3]" office:value-type="float" office:value="-0.0158188438987243" calcext:value-type="float">
            <text:p>-0.015818843898724</text:p>
          </table:table-cell>
          <table:table-cell table:style-name="ce112"/>
          <table:table-cell table:style-name="ce112" table:formula="of:=([.T3]-[.T8])/[.T3]" office:value-type="float" office:value="0" calcext:value-type="float">
            <text:p>0</text:p>
          </table:table-cell>
          <table:table-cell table:style-name="ce112"/>
          <table:table-cell table:style-name="ce112" table:formula="of:=([.V3]-[.V8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0467949575292131" calcext:value-type="float">
            <text:p>-0.004679495752921</text:p>
          </table:table-cell>
          <table:table-cell table:style-name="ce13" table:formula="of:=[.B35]*(-1)" office:value-type="percentage" office:value="0.00467949575292131" calcext:value-type="percentage">
            <text:p>0.47%</text:p>
          </table:table-cell>
          <table:table-cell table:style-name="ce112" table:formula="of:=([.D3]-[.D9])/[.D3]" office:value-type="float" office:value="-0.00780955965374483" calcext:value-type="float">
            <text:p>-0.007809559653745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9])/[.K3]" office:value-type="float" office:value="0.00135092045002584" calcext:value-type="float">
            <text:p>0.001350920450026</text:p>
          </table:table-cell>
          <table:table-cell table:style-name="ce112" table:formula="of:=([.L3]-[.L9])/[.L3]" office:value-type="float" office:value="-0.026475705692241" calcext:value-type="float">
            <text:p>-0.026475705692241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0554894966309949" calcext:value-type="float">
            <text:p>-0.005548949663099</text:p>
          </table:table-cell>
          <table:table-cell table:style-name="ce112" table:formula="of:=([.R3]-[.R9])/[.R3]" office:value-type="float" office:value="-0.015985767734193" calcext:value-type="float">
            <text:p>-0.015985767734193</text:p>
          </table:table-cell>
          <table:table-cell table:style-name="ce112"/>
          <table:table-cell table:style-name="ce112" table:formula="of:=([.T3]-[.T9])/[.T3]" office:value-type="float" office:value="0" calcext:value-type="float">
            <text:p>0</text:p>
          </table:table-cell>
          <table:table-cell table:style-name="ce112"/>
          <table:table-cell table:style-name="ce112" table:formula="of:=([.V3]-[.V9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0486990621302375" calcext:value-type="float">
            <text:p>-0.004869906213024</text:p>
          </table:table-cell>
          <table:table-cell table:style-name="ce13" table:formula="of:=[.B36]*(-1)" office:value-type="percentage" office:value="0.00486990621302375" calcext:value-type="percentage">
            <text:p>0.49%</text:p>
          </table:table-cell>
          <table:table-cell table:style-name="ce112" table:formula="of:=([.D3]-[.D10])/[.D3]" office:value-type="float" office:value="-0.00780955965374483" calcext:value-type="float">
            <text:p>-0.007809559653745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0" calcext:value-type="float">
            <text:p>0</text:p>
          </table:table-cell>
          <table:table-cell table:style-name="ce112" table:formula="of:=([.G3]-[.G10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0])/[.K3]" office:value-type="float" office:value="0.000372297442755656" calcext:value-type="float">
            <text:p>0.000372297442756</text:p>
          </table:table-cell>
          <table:table-cell table:style-name="ce112" table:formula="of:=([.L3]-[.L10])/[.L3]" office:value-type="float" office:value="-0.0283297529618735" calcext:value-type="float">
            <text:p>-0.028329752961874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554894966309949" calcext:value-type="float">
            <text:p>-0.005548949663099</text:p>
          </table:table-cell>
          <table:table-cell table:style-name="ce112" table:formula="of:=([.R3]-[.R10])/[.R3]" office:value-type="float" office:value="-0.0158188438987243" calcext:value-type="float">
            <text:p>-0.015818843898724</text:p>
          </table:table-cell>
          <table:table-cell table:style-name="ce112"/>
          <table:table-cell table:style-name="ce112" table:formula="of:=([.T3]-[.T10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0])/[.V3]" office:value-type="float" office:value="-0.011043878247646" calcext:value-type="float">
            <text:p>-0.011043878247646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0425514294396426" calcext:value-type="float">
            <text:p>-0.004255142943964</text:p>
          </table:table-cell>
          <table:table-cell table:style-name="ce13" table:formula="of:=[.B37]*(-1)" office:value-type="percentage" office:value="0.00425514294396426" calcext:value-type="percentage">
            <text:p>0.43%</text:p>
          </table:table-cell>
          <table:table-cell table:style-name="ce112" table:formula="of:=([.D3]-[.D11])/[.D3]" office:value-type="float" office:value="-0.00780955965374483" calcext:value-type="float">
            <text:p>-0.007809559653745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0" calcext:value-type="float">
            <text:p>0</text:p>
          </table:table-cell>
          <table:table-cell table:style-name="ce112" table:formula="of:=([.G3]-[.G11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1])/[.K3]" office:value-type="float" office:value="0.00135092045002584" calcext:value-type="float">
            <text:p>0.001350920450026</text:p>
          </table:table-cell>
          <table:table-cell table:style-name="ce112" table:formula="of:=([.L3]-[.L11])/[.L3]" office:value-type="float" office:value="-0.0296928837960823" calcext:value-type="float">
            <text:p>-0.029692883796082</text:p>
          </table:table-cell>
          <table:table-cell table:style-name="ce112" table:formula="of:=([.M3]-[.M11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554894966309949" calcext:value-type="float">
            <text:p>-0.005548949663099</text:p>
          </table:table-cell>
          <table:table-cell table:style-name="ce112" table:formula="of:=([.R3]-[.R11])/[.R3]" office:value-type="float" office:value="-0.0156519200632553" calcext:value-type="float">
            <text:p>-0.015651920063255</text:p>
          </table:table-cell>
          <table:table-cell table:style-name="ce112"/>
          <table:table-cell table:style-name="ce112" table:formula="of:=([.T3]-[.T11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1])/[.V3]" office:value-type="float" office:value="-0.00221960848934355" calcext:value-type="float">
            <text:p>-0.002219608489344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0504956670206272" calcext:value-type="float">
            <text:p>-0.005049566702063</text:p>
          </table:table-cell>
          <table:table-cell table:style-name="ce13" table:formula="of:=[.B38]*(-1)" office:value-type="percentage" office:value="0.00504956670206272" calcext:value-type="percentage">
            <text:p>0.50%</text:p>
          </table:table-cell>
          <table:table-cell table:style-name="ce112" table:formula="of:=([.D3]-[.D12])/[.D3]" office:value-type="float" office:value="-0.00780955965374483" calcext:value-type="float">
            <text:p>-0.007809559653745</text:p>
          </table:table-cell>
          <table:table-cell table:style-name="ce112" table:formula="of:=([.E3]-[.E12])/[.E3]" office:value-type="float" office:value="0" calcext:value-type="float">
            <text:p>0</text:p>
          </table:table-cell>
          <table:table-cell table:style-name="ce112" table:formula="of:=([.F3]-[.F12])/[.F3]" office:value-type="float" office:value="0" calcext:value-type="float">
            <text:p>0</text:p>
          </table:table-cell>
          <table:table-cell table:style-name="ce112" table:formula="of:=([.G3]-[.G12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2])/[.K3]" office:value-type="float" office:value="0.000372297442755788" calcext:value-type="float">
            <text:p>0.000372297442756</text:p>
          </table:table-cell>
          <table:table-cell table:style-name="ce112" table:formula="of:=([.L3]-[.L12])/[.L3]" office:value-type="float" office:value="-0.0310119236438886" calcext:value-type="float">
            <text:p>-0.031011923643889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0554894966309949" calcext:value-type="float">
            <text:p>-0.005548949663099</text:p>
          </table:table-cell>
          <table:table-cell table:style-name="ce112" table:formula="of:=([.R3]-[.R12])/[.R3]" office:value-type="float" office:value="-0.0156519200632551" calcext:value-type="float">
            <text:p>-0.015651920063255</text:p>
          </table:table-cell>
          <table:table-cell table:style-name="ce112"/>
          <table:table-cell table:style-name="ce112" table:formula="of:=([.T3]-[.T12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2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0480287388436336" calcext:value-type="float">
            <text:p>-0.004802873884363</text:p>
          </table:table-cell>
          <table:table-cell table:style-name="ce13" table:formula="of:=[.B39]*(-1)" office:value-type="percentage" office:value="0.00480287388436336" calcext:value-type="percentage">
            <text:p>0.48%</text:p>
          </table:table-cell>
          <table:table-cell table:style-name="ce112" table:formula="of:=([.D3]-[.D13])/[.D3]" office:value-type="float" office:value="-0.00780955965374483" calcext:value-type="float">
            <text:p>-0.007809559653745</text:p>
          </table:table-cell>
          <table:table-cell table:style-name="ce112" table:formula="of:=([.E3]-[.E13])/[.E3]" office:value-type="float" office:value="0" calcext:value-type="float">
            <text:p>0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3])/[.K3]" office:value-type="float" office:value="0.00232954345729575" calcext:value-type="float">
            <text:p>0.002329543457296</text:p>
          </table:table-cell>
          <table:table-cell table:style-name="ce112" table:formula="of:=([.L3]-[.L13])/[.L3]" office:value-type="float" office:value="-0.0290291174922882" calcext:value-type="float">
            <text:p>-0.029029117492288</text:p>
          </table:table-cell>
          <table:table-cell table:style-name="ce112" table:formula="of:=([.M3]-[.M13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0554894966309949" calcext:value-type="float">
            <text:p>-0.005548949663099</text:p>
          </table:table-cell>
          <table:table-cell table:style-name="ce112" table:formula="of:=([.R3]-[.R13])/[.R3]" office:value-type="float" office:value="-0.0161382727816045" calcext:value-type="float">
            <text:p>-0.016138272781605</text:p>
          </table:table-cell>
          <table:table-cell table:style-name="ce112"/>
          <table:table-cell table:style-name="ce112" table:formula="of:=([.T3]-[.T13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3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045909021466115" calcext:value-type="float">
            <text:p>-0.004590902146612</text:p>
          </table:table-cell>
          <table:table-cell table:style-name="ce13" table:formula="of:=[.B40]*(-1)" office:value-type="percentage" office:value="0.0045909021466115" calcext:value-type="percentage">
            <text:p>0.46%</text:p>
          </table:table-cell>
          <table:table-cell table:style-name="ce112" table:formula="of:=([.D3]-[.D14])/[.D3]" office:value-type="float" office:value="-0.00780955965374483" calcext:value-type="float">
            <text:p>-0.007809559653745</text:p>
          </table:table-cell>
          <table:table-cell table:style-name="ce112" table:formula="of:=([.E3]-[.E14])/[.E3]" office:value-type="float" office:value="0" calcext:value-type="float">
            <text:p>0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4])/[.K3]" office:value-type="float" office:value="0.00135092045002584" calcext:value-type="float">
            <text:p>0.001350920450026</text:p>
          </table:table-cell>
          <table:table-cell table:style-name="ce112" table:formula="of:=([.L3]-[.L14])/[.L3]" office:value-type="float" office:value="-0.0298144539185239" calcext:value-type="float">
            <text:p>-0.029814453918524</text:p>
          </table:table-cell>
          <table:table-cell table:style-name="ce112" table:formula="of:=([.M3]-[.M14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554894966309949" calcext:value-type="float">
            <text:p>-0.005548949663099</text:p>
          </table:table-cell>
          <table:table-cell table:style-name="ce112" table:formula="of:=([.R3]-[.R14])/[.R3]" office:value-type="float" office:value="-0.015818843898724" calcext:value-type="float">
            <text:p>-0.015818843898724</text:p>
          </table:table-cell>
          <table:table-cell table:style-name="ce112"/>
          <table:table-cell table:style-name="ce112" table:formula="of:=([.T3]-[.T14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4])/[.V3]" office:value-type="float" office:value="-0.00663174336849468" calcext:value-type="float">
            <text:p>-0.006631743368495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0459703084597846" calcext:value-type="float">
            <text:p>-0.004597030845978</text:p>
          </table:table-cell>
          <table:table-cell table:style-name="ce13" table:formula="of:=[.B41]*(-1)" office:value-type="percentage" office:value="0.00459703084597846" calcext:value-type="percentage">
            <text:p>0.46%</text:p>
          </table:table-cell>
          <table:table-cell table:style-name="ce112" table:formula="of:=([.D3]-[.D15])/[.D3]" office:value-type="float" office:value="-0.00780955965374483" calcext:value-type="float">
            <text:p>-0.007809559653745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5])/[.K3]" office:value-type="float" office:value="0.00135092045002584" calcext:value-type="float">
            <text:p>0.001350920450026</text:p>
          </table:table-cell>
          <table:table-cell table:style-name="ce112" table:formula="of:=([.L3]-[.L15])/[.L3]" office:value-type="float" office:value="-0.0254881208305102" calcext:value-type="float">
            <text:p>-0.02548812083051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554894966309949" calcext:value-type="float">
            <text:p>-0.005548949663099</text:p>
          </table:table-cell>
          <table:table-cell table:style-name="ce112" table:formula="of:=([.R3]-[.R15])/[.R3]" office:value-type="float" office:value="-0.015818843898724" calcext:value-type="float">
            <text:p>-0.015818843898724</text:p>
          </table:table-cell>
          <table:table-cell table:style-name="ce112"/>
          <table:table-cell table:style-name="ce112" table:formula="of:=([.T3]-[.T15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5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0480287388436337" calcext:value-type="float">
            <text:p>-0.004802873884363</text:p>
          </table:table-cell>
          <table:table-cell table:style-name="ce13" table:formula="of:=[.B42]*(-1)" office:value-type="percentage" office:value="0.00480287388436337" calcext:value-type="percentage">
            <text:p>0.48%</text:p>
          </table:table-cell>
          <table:table-cell table:style-name="ce112" table:formula="of:=([.D3]-[.D16])/[.D3]" office:value-type="float" office:value="-0.00780955965374483" calcext:value-type="float">
            <text:p>-0.007809559653745</text:p>
          </table:table-cell>
          <table:table-cell table:style-name="ce112" table:formula="of:=([.E3]-[.E16])/[.E3]" office:value-type="float" office:value="0" calcext:value-type="float">
            <text:p>0</text:p>
          </table:table-cell>
          <table:table-cell table:style-name="ce112" table:formula="of:=([.F3]-[.F16])/[.F3]" office:value-type="float" office:value="0" calcext:value-type="float">
            <text:p>0</text:p>
          </table:table-cell>
          <table:table-cell table:style-name="ce112" table:formula="of:=([.G3]-[.G16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6])/[.K3]" office:value-type="float" office:value="0.00232954345729562" calcext:value-type="float">
            <text:p>0.002329543457296</text:p>
          </table:table-cell>
          <table:table-cell table:style-name="ce112" table:formula="of:=([.L3]-[.L16])/[.L3]" office:value-type="float" office:value="-0.0290291174922882" calcext:value-type="float">
            <text:p>-0.029029117492288</text:p>
          </table:table-cell>
          <table:table-cell table:style-name="ce112" table:formula="of:=([.M3]-[.M16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6])/[.P3]" office:value-type="float" office:value="0" calcext:value-type="float">
            <text:p>0</text:p>
          </table:table-cell>
          <table:table-cell table:style-name="ce112" table:formula="of:=([.Q3]-[.Q16])/[.Q3]" office:value-type="float" office:value="-0.00554894966309949" calcext:value-type="float">
            <text:p>-0.005548949663099</text:p>
          </table:table-cell>
          <table:table-cell table:style-name="ce112" table:formula="of:=([.R3]-[.R16])/[.R3]" office:value-type="float" office:value="-0.0161382727816045" calcext:value-type="float">
            <text:p>-0.016138272781605</text:p>
          </table:table-cell>
          <table:table-cell table:style-name="ce112"/>
          <table:table-cell table:style-name="ce112" table:formula="of:=([.T3]-[.T16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6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0483615299460302" calcext:value-type="float">
            <text:p>-0.004836152994603</text:p>
          </table:table-cell>
          <table:table-cell table:style-name="ce13" table:formula="of:=[.B43]*(-1)" office:value-type="percentage" office:value="0.00483615299460302" calcext:value-type="percentage">
            <text:p>0.48%</text:p>
          </table:table-cell>
          <table:table-cell table:style-name="ce112" table:formula="of:=([.D3]-[.D17])/[.D3]" office:value-type="float" office:value="-0.00780955965374483" calcext:value-type="float">
            <text:p>-0.007809559653745</text:p>
          </table:table-cell>
          <table:table-cell table:style-name="ce112" table:formula="of:=([.E3]-[.E17])/[.E3]" office:value-type="float" office:value="0" calcext:value-type="float">
            <text:p>0</text:p>
          </table:table-cell>
          <table:table-cell table:style-name="ce112" table:formula="of:=([.F3]-[.F17])/[.F3]" office:value-type="float" office:value="0" calcext:value-type="float">
            <text:p>0</text:p>
          </table:table-cell>
          <table:table-cell table:style-name="ce112" table:formula="of:=([.G3]-[.G17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7])/[.K3]" office:value-type="float" office:value="0.00232954345729575" calcext:value-type="float">
            <text:p>0.002329543457296</text:p>
          </table:table-cell>
          <table:table-cell table:style-name="ce112" table:formula="of:=([.L3]-[.L17])/[.L3]" office:value-type="float" office:value="-0.0298144539185239" calcext:value-type="float">
            <text:p>-0.029814453918524</text:p>
          </table:table-cell>
          <table:table-cell table:style-name="ce112" table:formula="of:=([.M3]-[.M17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0554894966309949" calcext:value-type="float">
            <text:p>-0.005548949663099</text:p>
          </table:table-cell>
          <table:table-cell table:style-name="ce112" table:formula="of:=([.R3]-[.R17])/[.R3]" office:value-type="float" office:value="-0.015818843898724" calcext:value-type="float">
            <text:p>-0.015818843898724</text:p>
          </table:table-cell>
          <table:table-cell table:style-name="ce112"/>
          <table:table-cell table:style-name="ce112" table:formula="of:=([.T3]-[.T17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7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0452712920260205" calcext:value-type="float">
            <text:p>-0.004527129202602</text:p>
          </table:table-cell>
          <table:table-cell table:style-name="ce13" table:formula="of:=[.B44]*(-1)" office:value-type="percentage" office:value="0.00452712920260205" calcext:value-type="percentage">
            <text:p>0.45%</text:p>
          </table:table-cell>
          <table:table-cell table:style-name="ce112" table:formula="of:=([.D3]-[.D18])/[.D3]" office:value-type="float" office:value="-0.00780955965374483" calcext:value-type="float">
            <text:p>-0.007809559653745</text:p>
          </table:table-cell>
          <table:table-cell table:style-name="ce112" table:formula="of:=([.E3]-[.E18])/[.E3]" office:value-type="float" office:value="0" calcext:value-type="float">
            <text:p>0</text:p>
          </table:table-cell>
          <table:table-cell table:style-name="ce112" table:formula="of:=([.F3]-[.F18])/[.F3]" office:value-type="float" office:value="0" calcext:value-type="float">
            <text:p>0</text:p>
          </table:table-cell>
          <table:table-cell table:style-name="ce112" table:formula="of:=([.G3]-[.G18])/[.G3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K3]-[.K18])/[.K3]" office:value-type="float" office:value="0.00232954345729562" calcext:value-type="float">
            <text:p>0.002329543457296</text:p>
          </table:table-cell>
          <table:table-cell table:style-name="ce112" table:formula="of:=([.L3]-[.L18])/[.L3]" office:value-type="float" office:value="-0.0254881208305102" calcext:value-type="float">
            <text:p>-0.02548812083051</text:p>
          </table:table-cell>
          <table:table-cell table:style-name="ce112" table:formula="of:=([.M3]-[.M18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554894966309949" calcext:value-type="float">
            <text:p>-0.005548949663099</text:p>
          </table:table-cell>
          <table:table-cell table:style-name="ce112" table:formula="of:=([.R3]-[.R18])/[.R3]" office:value-type="float" office:value="-0.015818843898724" calcext:value-type="float">
            <text:p>-0.015818843898724</text:p>
          </table:table-cell>
          <table:table-cell table:style-name="ce112"/>
          <table:table-cell table:style-name="ce112" table:formula="of:=([.T3]-[.T18])/[.T3]" office:value-type="float" office:value="0" calcext:value-type="float">
            <text:p>0</text:p>
          </table:table-cell>
          <table:table-cell table:style-name="ce112"/>
          <table:table-cell table:style-name="ce112" table:formula="of:=([.V3]-[.V18])/[.V3]" office:value-type="float" office:value="-0.0110438782476458" calcext:value-type="float">
            <text:p>-0.011043878247646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</table:table-row>
        <table:table-row table:style-name="ro5" table:number-rows-repeated="2">
          <table:table-cell table:style-name="ce6" table:number-columns-repeated="25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(h)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045432701896968" calcext:value-type="percentage">
            <text:p>0.45%</text:p>
          </table:table-cell>
          <table:table-cell table:style-name="ce12" table:formula="of:=[.C20]" office:value-type="percentage" office:value="0.00422527614576339" calcext:value-type="percentage">
            <text:p>0.42%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0475873354050643" calcext:value-type="percentage">
            <text:p>0.48%</text:p>
          </table:table-cell>
          <table:table-cell table:style-name="ce12" table:formula="of:=[.C21]" office:value-type="percentage" office:value="0.00404023319953233" calcext:value-type="percentage">
            <text:p>0.40%</text:p>
          </table:table-cell>
          <table:table-cell table:style-name="ce6" table:number-columns-repeated="22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0467949575292131" calcext:value-type="percentage">
            <text:p>0.47%</text:p>
          </table:table-cell>
          <table:table-cell table:style-name="ce12" table:formula="of:=[.C22]" office:value-type="percentage" office:value="0.00432417087288564" calcext:value-type="percentage">
            <text:p>0.43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0486990621302375" calcext:value-type="percentage">
            <text:p>0.49%</text:p>
          </table:table-cell>
          <table:table-cell table:style-name="ce12" table:formula="of:=[.C23]" office:value-type="percentage" office:value="0.00444287243477756" calcext:value-type="percentage">
            <text:p>0.44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425514294396426" calcext:value-type="percentage">
            <text:p>0.43%</text:p>
          </table:table-cell>
          <table:table-cell table:style-name="ce12" table:formula="of:=[.C24]" office:value-type="percentage" office:value="0.00389603307872261" calcext:value-type="percentage">
            <text:p>0.39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0504956670206272" calcext:value-type="percentage">
            <text:p>0.50%</text:p>
          </table:table-cell>
          <table:table-cell table:style-name="ce12" table:formula="of:=[.C25]" office:value-type="percentage" office:value="0.00503055461625385" calcext:value-type="percentage">
            <text:p>0.50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0480287388436336" calcext:value-type="percentage">
            <text:p>0.48%</text:p>
          </table:table-cell>
          <table:table-cell table:style-name="ce12" table:formula="of:=[.C26]" office:value-type="percentage" office:value="0.00382263691051819" calcext:value-type="percentage">
            <text:p>0.38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045909021466115" calcext:value-type="percentage">
            <text:p>0.46%</text:p>
          </table:table-cell>
          <table:table-cell table:style-name="ce12" table:formula="of:=[.C27]" office:value-type="percentage" office:value="0.00441018984805979" calcext:value-type="percentage">
            <text:p>0.44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0459703084597846" calcext:value-type="percentage">
            <text:p>0.46%</text:p>
          </table:table-cell>
          <table:table-cell table:style-name="ce12" table:formula="of:=[.C28]" office:value-type="percentage" office:value="0.00444287243477756" calcext:value-type="percentage">
            <text:p>0.44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0480287388436337" calcext:value-type="percentage">
            <text:p>0.48%</text:p>
          </table:table-cell>
          <table:table-cell table:style-name="ce12" table:formula="of:=[.C29]" office:value-type="percentage" office:value="0.00444287243477758" calcext:value-type="percentage">
            <text:p>0.44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0483615299460302" calcext:value-type="percentage">
            <text:p>0.48%</text:p>
          </table:table-cell>
          <table:table-cell table:style-name="ce12" table:formula="of:=[.C30]" office:value-type="percentage" office:value="0.00462791538100862" calcext:value-type="percentage">
            <text:p>0.46%</text:p>
          </table:table-cell>
          <table:table-cell table:style-name="ce6" table:number-columns-repeated="22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0452712920260205" calcext:value-type="percentage">
            <text:p>0.45%</text:p>
          </table:table-cell>
          <table:table-cell table:style-name="ce12" table:formula="of:=[.C31]" office:value-type="percentage" office:value="0.00499787202953605" calcext:value-type="percentage">
            <text:p>0.50%</text:p>
          </table:table-cell>
          <table:table-cell table:style-name="ce6" table:number-columns-repeated="22"/>
        </table:table-row>
        <table:table-row table:style-name="ro5" table:number-rows-repeated="11">
          <table:table-cell table:style-name="ce6" table:number-columns-repeated="25"/>
        </table:table-row>
        <table:table-row table:style-name="ro5" table:number-rows-repeated="1048505">
          <table:table-cell table:number-columns-repeated="25"/>
        </table:table-row>
        <table:table-row table:style-name="ro5">
          <table:table-cell table:number-columns-repeated="25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1:06:39.267779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5-22T11:07:09.872636917</dc:date>
    <meta:editing-duration>P2DT11H46M17S</meta:editing-duration>
    <meta:editing-cycles>91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b4c7dc"/>
    </style:style>
    <style:style style:name="ch11" style:family="chart">
      <style:chart-properties chart:solid-type="cuboid"/>
      <style:graphic-properties draw:fill-color="#ffdbb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5cm" svg:width="16.935cm" svg:height="10.917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9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/>
            <chart:data-point chart:style-name="ch10" chart:repeated="5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5432701896968">
                <text:p>0.0045432701896968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475873354050643">
                <text:p>0.0047587335405064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467949575292131">
                <text:p>0.0046794957529213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486990621302375">
                <text:p>0.0048699062130237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425514294396426">
                <text:p>0.00425514294396426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504956670206272">
                <text:p>0.00504956670206272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480287388436336">
                <text:p>0.00480287388436336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45909021466115">
                <text:p>0.004590902146611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59703084597846">
                <text:p>0.00459703084597846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480287388436337">
                <text:p>0.00480287388436337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83615299460302">
                <text:p>0.00483615299460302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452712920260205">
                <text:p>0.004527129202602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422527614576339">
                <text:p>0.00422527614576339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404023319953233">
                <text:p>0.00404023319953233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432417087288564">
                <text:p>0.00432417087288564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444287243477756">
                <text:p>0.00444287243477756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389603307872261">
                <text:p>0.00389603307872261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503055461625385">
                <text:p>0.00503055461625385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382263691051819">
                <text:p>0.00382263691051819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441018984805979">
                <text:p>0.00441018984805979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444287243477756">
                <text:p>0.00444287243477756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444287243477758">
                <text:p>0.00444287243477758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62791538100862">
                <text:p>0.00462791538100862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0499787202953605">
                <text:p>0.00499787202953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